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148cm"/>
    </style:style>
    <style:style style:name="co21" style:family="table-column">
      <style:table-column-properties fo:break-before="auto" style:column-width="1.95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co25" style:family="table-column">
      <style:table-column-properties fo:break-before="auto" style:column-width="2.688cm"/>
    </style:style>
    <style:style style:name="co26" style:family="table-column">
      <style:table-column-properties fo:break-before="auto" style:column-width="2.898cm"/>
    </style:style>
    <style:style style:name="co27" style:family="table-column">
      <style:table-column-properties fo:break-before="auto" style:column-width="3.13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6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7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8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9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0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1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2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3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4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7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8" style:family="table-cell" style:parent-style-name="Default" style:data-style-name="N0"/>
    <style:style style:name="ce89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0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1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2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3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5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6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7" style:family="table-cell" style:parent-style-name="Vírgula" style:data-style-name="N111"/>
    <style:style style:name="ce98" style:family="table-cell" style:parent-style-name="Default" style:data-style-name="N0">
      <style:text-properties fo:font-weight="normal" style:font-weight-asian="normal" style:font-weight-complex="normal"/>
    </style:style>
    <style:style style:name="ce99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0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2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3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4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6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7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8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15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6" style:family="table-cell" style:parent-style-name="Default" style:data-style-name="N11">
      <style:table-cell-properties fo:border="0.06pt solid #000000"/>
    </style:style>
    <style:style style:name="ce117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1" style:family="table-cell" style:parent-style-name="Defaul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56"/>
        <table:table-column table:style-name="co2" table:default-cell-style-name="ce72"/>
        <table:table-column table:style-name="co3" table:number-columns-repeated="2" table:default-cell-style-name="ce72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number-columns-repeated="57" table:default-cell-style-name="ce56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77" table:formula="of:=[.D2]/[.C2]-1" office:value-type="percentage" office:value="0.0651313520088597" calcext:value-type="percentage">
            <text:p>6,51%</text:p>
          </table:table-cell>
          <table:table-cell table:style-name="ce81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51" office:value-type="string" calcext:value-type="string">
            <text:p>acl1_10k</text:p>
          </table:table-cell>
          <table:table-cell table:style-name="ce68" office:value-type="float" office:value="39096" calcext:value-type="float">
            <text:p>39.096</text:p>
          </table:table-cell>
          <table:table-cell table:style-name="ce68" office:value-type="float" office:value="1154671" calcext:value-type="float">
            <text:p>1.154.671</text:p>
          </table:table-cell>
          <table:table-cell table:style-name="ce68" office:value-type="float" office:value="1208708" calcext:value-type="float">
            <text:p>1.208.708</text:p>
          </table:table-cell>
          <table:table-cell table:style-name="ce78" table:formula="of:=[.D3]/[.C3]-1" office:value-type="percentage" office:value="0.0467986118989738" calcext:value-type="percentage">
            <text:p>4,68%</text:p>
          </table:table-cell>
          <table:table-cell table:style-name="ce82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0k</text:p>
          </table:table-cell>
          <table:table-cell table:style-name="ce68" office:value-type="float" office:value="397276" calcext:value-type="float">
            <text:p>397.276</text:p>
          </table:table-cell>
          <table:table-cell table:style-name="ce68" office:value-type="float" office:value="11776029" calcext:value-type="float">
            <text:p>11.776.029</text:p>
          </table:table-cell>
          <table:table-cell table:style-name="ce68" office:value-type="float" office:value="12341996" calcext:value-type="float">
            <text:p>12.341.996</text:p>
          </table:table-cell>
          <table:table-cell table:style-name="ce78" table:formula="of:=[.D4]/[.C4]-1" office:value-type="percentage" office:value="0.0480609380292796" calcext:value-type="percentage">
            <text:p>4,81%</text:p>
          </table:table-cell>
          <table:table-cell table:style-name="ce82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k</text:p>
          </table:table-cell>
          <table:table-cell table:style-name="ce68" office:value-type="float" office:value="3844" calcext:value-type="float">
            <text:p>3.844</text:p>
          </table:table-cell>
          <table:table-cell table:style-name="ce68" office:value-type="float" office:value="92379" calcext:value-type="float">
            <text:p>92.379</text:p>
          </table:table-cell>
          <table:table-cell table:style-name="ce68" office:value-type="float" office:value="111997" calcext:value-type="float">
            <text:p>111.997</text:p>
          </table:table-cell>
          <table:table-cell table:style-name="ce78" table:formula="of:=[.D5]/[.C5]-1" office:value-type="percentage" office:value="0.212364281925546" calcext:value-type="percentage">
            <text:p>21,24%</text:p>
          </table:table-cell>
          <table:table-cell table:style-name="ce82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k</text:p>
          </table:table-cell>
          <table:table-cell table:style-name="ce68" office:value-type="float" office:value="37904" calcext:value-type="float">
            <text:p>37.904</text:p>
          </table:table-cell>
          <table:table-cell table:style-name="ce68" office:value-type="float" office:value="925947" calcext:value-type="float">
            <text:p>925.947</text:p>
          </table:table-cell>
          <table:table-cell table:style-name="ce68" office:value-type="float" office:value="1120045" calcext:value-type="float">
            <text:p>1.120.045</text:p>
          </table:table-cell>
          <table:table-cell table:style-name="ce78" table:formula="of:=[.D6]/[.C6]-1" office:value-type="percentage" office:value="0.209621069024469" calcext:value-type="percentage">
            <text:p>20,96%</text:p>
          </table:table-cell>
          <table:table-cell table:style-name="ce82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0k</text:p>
          </table:table-cell>
          <table:table-cell table:style-name="ce68" office:value-type="float" office:value="300400" calcext:value-type="float">
            <text:p>300.400</text:p>
          </table:table-cell>
          <table:table-cell table:style-name="ce68" office:value-type="float" office:value="7518932" calcext:value-type="float">
            <text:p>7.518.932</text:p>
          </table:table-cell>
          <table:table-cell table:style-name="ce68" office:value-type="float" office:value="9052628" calcext:value-type="float">
            <text:p>9.052.628</text:p>
          </table:table-cell>
          <table:table-cell table:style-name="ce78" table:formula="of:=[.D7]/[.C7]-1" office:value-type="percentage" office:value="0.203977905372731" calcext:value-type="percentage">
            <text:p>20,40%</text:p>
          </table:table-cell>
          <table:table-cell table:style-name="ce82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k</text:p>
          </table:table-cell>
          <table:table-cell table:style-name="ce68" office:value-type="float" office:value="3960" calcext:value-type="float">
            <text:p>3.960</text:p>
          </table:table-cell>
          <table:table-cell table:style-name="ce68" office:value-type="float" office:value="107634" calcext:value-type="float">
            <text:p>107.634</text:p>
          </table:table-cell>
          <table:table-cell table:style-name="ce68" office:value-type="float" office:value="116483" calcext:value-type="float">
            <text:p>116.483</text:p>
          </table:table-cell>
          <table:table-cell table:style-name="ce78" table:formula="of:=[.D8]/[.C8]-1" office:value-type="percentage" office:value="0.0822137986138209" calcext:value-type="percentage">
            <text:p>8,22%</text:p>
          </table:table-cell>
          <table:table-cell table:style-name="ce82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k</text:p>
          </table:table-cell>
          <table:table-cell table:style-name="ce68" office:value-type="float" office:value="37676" calcext:value-type="float">
            <text:p>37.676</text:p>
          </table:table-cell>
          <table:table-cell table:style-name="ce68" office:value-type="float" office:value="1017018" calcext:value-type="float">
            <text:p>1.017.018</text:p>
          </table:table-cell>
          <table:table-cell table:style-name="ce68" office:value-type="float" office:value="1114259" calcext:value-type="float">
            <text:p>1.114.259</text:p>
          </table:table-cell>
          <table:table-cell table:style-name="ce78" table:formula="of:=[.D9]/[.C9]-1" office:value-type="percentage" office:value="0.0956138436094542" calcext:value-type="percentage">
            <text:p>9,56%</text:p>
          </table:table-cell>
          <table:table-cell table:style-name="ce82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0k</text:p>
          </table:table-cell>
          <table:table-cell table:style-name="ce68" office:value-type="float" office:value="397924" calcext:value-type="float">
            <text:p>397.924</text:p>
          </table:table-cell>
          <table:table-cell table:style-name="ce68" office:value-type="float" office:value="10742042" calcext:value-type="float">
            <text:p>10.742.042</text:p>
          </table:table-cell>
          <table:table-cell table:style-name="ce68" office:value-type="float" office:value="11725325" calcext:value-type="float">
            <text:p>11.725.325</text:p>
          </table:table-cell>
          <table:table-cell table:style-name="ce78" table:formula="of:=[.D10]/[.C10]-1" office:value-type="percentage" office:value="0.0915359481930902" calcext:value-type="percentage">
            <text:p>9,15%</text:p>
          </table:table-cell>
          <table:table-cell table:style-name="ce82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k</text:p>
          </table:table-cell>
          <table:table-cell table:style-name="ce68" office:value-type="float" office:value="3960" calcext:value-type="float">
            <text:p>3.960</text:p>
          </table:table-cell>
          <table:table-cell table:style-name="ce68" office:value-type="float" office:value="102460" calcext:value-type="float">
            <text:p>102.460</text:p>
          </table:table-cell>
          <table:table-cell table:style-name="ce68" office:value-type="float" office:value="113940" calcext:value-type="float">
            <text:p>113.940</text:p>
          </table:table-cell>
          <table:table-cell table:style-name="ce78" table:formula="of:=[.D11]/[.C11]-1" office:value-type="percentage" office:value="0.112043724380246" calcext:value-type="percentage">
            <text:p>11,20%</text:p>
          </table:table-cell>
          <table:table-cell table:style-name="ce82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k</text:p>
          </table:table-cell>
          <table:table-cell table:style-name="ce68" office:value-type="float" office:value="38374" calcext:value-type="float">
            <text:p>38.374</text:p>
          </table:table-cell>
          <table:table-cell table:style-name="ce68" office:value-type="float" office:value="1029452" calcext:value-type="float">
            <text:p>1.029.452</text:p>
          </table:table-cell>
          <table:table-cell table:style-name="ce68" office:value-type="float" office:value="1136335" calcext:value-type="float">
            <text:p>1.136.335</text:p>
          </table:table-cell>
          <table:table-cell table:style-name="ce78" table:formula="of:=[.D12]/[.C12]-1" office:value-type="percentage" office:value="0.103825141920167" calcext:value-type="percentage">
            <text:p>10,38%</text:p>
          </table:table-cell>
          <table:table-cell table:style-name="ce82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0k</text:p>
          </table:table-cell>
          <table:table-cell table:style-name="ce68" office:value-type="float" office:value="396208" calcext:value-type="float">
            <text:p>396.208</text:p>
          </table:table-cell>
          <table:table-cell table:style-name="ce68" office:value-type="float" office:value="10776680" calcext:value-type="float">
            <text:p>10.776.680</text:p>
          </table:table-cell>
          <table:table-cell table:style-name="ce68" office:value-type="float" office:value="11810560" calcext:value-type="float">
            <text:p>11.810.560</text:p>
          </table:table-cell>
          <table:table-cell table:style-name="ce78" table:formula="of:=[.D13]/[.C13]-1" office:value-type="percentage" office:value="0.0959367820144981" calcext:value-type="percentage">
            <text:p>9,59%</text:p>
          </table:table-cell>
          <table:table-cell table:style-name="ce82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k</text:p>
          </table:table-cell>
          <table:table-cell table:style-name="ce68" office:value-type="float" office:value="3732" calcext:value-type="float">
            <text:p>3.732</text:p>
          </table:table-cell>
          <table:table-cell table:style-name="ce68" office:value-type="float" office:value="103770" calcext:value-type="float">
            <text:p>103.770</text:p>
          </table:table-cell>
          <table:table-cell table:style-name="ce68" office:value-type="float" office:value="106900" calcext:value-type="float">
            <text:p>106.900</text:p>
          </table:table-cell>
          <table:table-cell table:style-name="ce78" table:formula="of:=[.D14]/[.C14]-1" office:value-type="percentage" office:value="0.0301628601715331" calcext:value-type="percentage">
            <text:p>3,02%</text:p>
          </table:table-cell>
          <table:table-cell table:style-name="ce82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k</text:p>
          </table:table-cell>
          <table:table-cell table:style-name="ce68" office:value-type="float" office:value="29192" calcext:value-type="float">
            <text:p>29.192</text:p>
          </table:table-cell>
          <table:table-cell table:style-name="ce68" office:value-type="float" office:value="878034" calcext:value-type="float">
            <text:p>878.034</text:p>
          </table:table-cell>
          <table:table-cell table:style-name="ce68" office:value-type="float" office:value="909920" calcext:value-type="float">
            <text:p>909.920</text:p>
          </table:table-cell>
          <table:table-cell table:style-name="ce78" table:formula="of:=[.D15]/[.C15]-1" office:value-type="percentage" office:value="0.0363152224173551" calcext:value-type="percentage">
            <text:p>3,63%</text:p>
          </table:table-cell>
          <table:table-cell table:style-name="ce82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1" office:value-type="string" calcext:value-type="string">
            <text:p>acl5_100k</text:p>
          </table:table-cell>
          <table:table-cell table:style-name="ce68" office:value-type="float" office:value="392720" calcext:value-type="float">
            <text:p>392.720</text:p>
          </table:table-cell>
          <table:table-cell table:style-name="ce68" office:value-type="float" office:value="11862394" calcext:value-type="float">
            <text:p>11.862.394</text:p>
          </table:table-cell>
          <table:table-cell table:style-name="ce68" office:value-type="float" office:value="12175364" calcext:value-type="float">
            <text:p>12.175.364</text:p>
          </table:table-cell>
          <table:table-cell table:style-name="ce78" table:formula="of:=[.D16]/[.C16]-1" office:value-type="percentage" office:value="0.0263833759020313" calcext:value-type="percentage">
            <text:p>2,64%</text:p>
          </table:table-cell>
          <table:table-cell table:style-name="ce82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k</text:p>
          </table:table-cell>
          <table:table-cell table:style-name="ce68" office:value-type="float" office:value="3428" calcext:value-type="float">
            <text:p>3.428</text:p>
          </table:table-cell>
          <table:table-cell table:style-name="ce68" office:value-type="float" office:value="75279" calcext:value-type="float">
            <text:p>75.279</text:p>
          </table:table-cell>
          <table:table-cell table:style-name="ce68" office:value-type="float" office:value="86877" calcext:value-type="float">
            <text:p>86.877</text:p>
          </table:table-cell>
          <table:table-cell table:style-name="ce78" table:formula="of:=[.D17]/[.C17]-1" office:value-type="percentage" office:value="0.154066871238991" calcext:value-type="percentage">
            <text:p>15,41%</text:p>
          </table:table-cell>
          <table:table-cell table:style-name="ce82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k</text:p>
          </table:table-cell>
          <table:table-cell table:style-name="ce68" office:value-type="float" office:value="37516" calcext:value-type="float">
            <text:p>37.516</text:p>
          </table:table-cell>
          <table:table-cell table:style-name="ce68" office:value-type="float" office:value="843120" calcext:value-type="float">
            <text:p>843.120</text:p>
          </table:table-cell>
          <table:table-cell table:style-name="ce68" office:value-type="float" office:value="952787" calcext:value-type="float">
            <text:p>952.787</text:p>
          </table:table-cell>
          <table:table-cell table:style-name="ce78" table:formula="of:=[.D18]/[.C18]-1" office:value-type="percentage" office:value="0.130072824746181" calcext:value-type="percentage">
            <text:p>13,01%</text:p>
          </table:table-cell>
          <table:table-cell table:style-name="ce82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0k</text:p>
          </table:table-cell>
          <table:table-cell table:style-name="ce68" office:value-type="float" office:value="352324" calcext:value-type="float">
            <text:p>352.324</text:p>
          </table:table-cell>
          <table:table-cell table:style-name="ce68" office:value-type="float" office:value="8101409" calcext:value-type="float">
            <text:p>8.101.409</text:p>
          </table:table-cell>
          <table:table-cell table:style-name="ce68" office:value-type="float" office:value="9019880" calcext:value-type="float">
            <text:p>9.019.880</text:p>
          </table:table-cell>
          <table:table-cell table:style-name="ce78" table:formula="of:=[.D19]/[.C19]-1" office:value-type="percentage" office:value="0.113371760393779" calcext:value-type="percentage">
            <text:p>11,34%</text:p>
          </table:table-cell>
          <table:table-cell table:style-name="ce82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k</text:p>
          </table:table-cell>
          <table:table-cell table:style-name="ce68" office:value-type="float" office:value="3884" calcext:value-type="float">
            <text:p>3.884</text:p>
          </table:table-cell>
          <table:table-cell table:style-name="ce68" office:value-type="float" office:value="71376" calcext:value-type="float">
            <text:p>71.376</text:p>
          </table:table-cell>
          <table:table-cell table:style-name="ce68" office:value-type="float" office:value="98539" calcext:value-type="float">
            <text:p>98.539</text:p>
          </table:table-cell>
          <table:table-cell table:style-name="ce78" table:formula="of:=[.D20]/[.C20]-1" office:value-type="percentage" office:value="0.380562093700964" calcext:value-type="percentage">
            <text:p>38,06%</text:p>
          </table:table-cell>
          <table:table-cell table:style-name="ce82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k</text:p>
          </table:table-cell>
          <table:table-cell table:style-name="ce68" office:value-type="float" office:value="38620" calcext:value-type="float">
            <text:p>38.620</text:p>
          </table:table-cell>
          <table:table-cell table:style-name="ce68" office:value-type="float" office:value="735252" calcext:value-type="float">
            <text:p>735.252</text:p>
          </table:table-cell>
          <table:table-cell table:style-name="ce68" office:value-type="float" office:value="1008630" calcext:value-type="float">
            <text:p>1.008.630</text:p>
          </table:table-cell>
          <table:table-cell table:style-name="ce78" table:formula="of:=[.D21]/[.C21]-1" office:value-type="percentage" office:value="0.371815377584828" calcext:value-type="percentage">
            <text:p>37,18%</text:p>
          </table:table-cell>
          <table:table-cell table:style-name="ce82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0k</text:p>
          </table:table-cell>
          <table:table-cell table:style-name="ce68" office:value-type="float" office:value="384312" calcext:value-type="float">
            <text:p>384.312</text:p>
          </table:table-cell>
          <table:table-cell table:style-name="ce68" office:value-type="float" office:value="7287230" calcext:value-type="float">
            <text:p>7.287.230</text:p>
          </table:table-cell>
          <table:table-cell table:style-name="ce68" office:value-type="float" office:value="10017125" calcext:value-type="float">
            <text:p>10.017.125</text:p>
          </table:table-cell>
          <table:table-cell table:style-name="ce78" table:formula="of:=[.D22]/[.C22]-1" office:value-type="percentage" office:value="0.374613536281962" calcext:value-type="percentage">
            <text:p>37,46%</text:p>
          </table:table-cell>
          <table:table-cell table:style-name="ce82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k</text:p>
          </table:table-cell>
          <table:table-cell table:style-name="ce68" office:value-type="float" office:value="3196" calcext:value-type="float">
            <text:p>3.196</text:p>
          </table:table-cell>
          <table:table-cell table:style-name="ce68" office:value-type="float" office:value="66921" calcext:value-type="float">
            <text:p>66.921</text:p>
          </table:table-cell>
          <table:table-cell table:style-name="ce68" office:value-type="float" office:value="77907" calcext:value-type="float">
            <text:p>77.907</text:p>
          </table:table-cell>
          <table:table-cell table:style-name="ce78" table:formula="of:=[.D23]/[.C23]-1" office:value-type="percentage" office:value="0.164163715425651" calcext:value-type="percentage">
            <text:p>16,42%</text:p>
          </table:table-cell>
          <table:table-cell table:style-name="ce82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k</text:p>
          </table:table-cell>
          <table:table-cell table:style-name="ce68" office:value-type="float" office:value="36148" calcext:value-type="float">
            <text:p>36.148</text:p>
          </table:table-cell>
          <table:table-cell table:style-name="ce68" office:value-type="float" office:value="786534" calcext:value-type="float">
            <text:p>786.534</text:p>
          </table:table-cell>
          <table:table-cell table:style-name="ce68" office:value-type="float" office:value="898529" calcext:value-type="float">
            <text:p>898.529</text:p>
          </table:table-cell>
          <table:table-cell table:style-name="ce78" table:formula="of:=[.D24]/[.C24]-1" office:value-type="percentage" office:value="0.142390538743398" calcext:value-type="percentage">
            <text:p>14,24%</text:p>
          </table:table-cell>
          <table:table-cell table:style-name="ce82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0k</text:p>
          </table:table-cell>
          <table:table-cell table:style-name="ce68" office:value-type="float" office:value="335008" calcext:value-type="float">
            <text:p>335.008</text:p>
          </table:table-cell>
          <table:table-cell table:style-name="ce68" office:value-type="float" office:value="7595968" calcext:value-type="float">
            <text:p>7.595.968</text:p>
          </table:table-cell>
          <table:table-cell table:style-name="ce68" office:value-type="float" office:value="8493956" calcext:value-type="float">
            <text:p>8.493.956</text:p>
          </table:table-cell>
          <table:table-cell table:style-name="ce78" table:formula="of:=[.D25]/[.C25]-1" office:value-type="percentage" office:value="0.11821903409809" calcext:value-type="percentage">
            <text:p>11,82%</text:p>
          </table:table-cell>
          <table:table-cell table:style-name="ce82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k</text:p>
          </table:table-cell>
          <table:table-cell table:style-name="ce68" office:value-type="float" office:value="3388" calcext:value-type="float">
            <text:p>3.388</text:p>
          </table:table-cell>
          <table:table-cell table:style-name="ce68" office:value-type="float" office:value="74861" calcext:value-type="float">
            <text:p>74.861</text:p>
          </table:table-cell>
          <table:table-cell table:style-name="ce68" office:value-type="float" office:value="88130" calcext:value-type="float">
            <text:p>88.130</text:p>
          </table:table-cell>
          <table:table-cell table:style-name="ce78" table:formula="of:=[.D26]/[.C26]-1" office:value-type="percentage" office:value="0.177248500554361" calcext:value-type="percentage">
            <text:p>17,72%</text:p>
          </table:table-cell>
          <table:table-cell table:style-name="ce82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k</text:p>
          </table:table-cell>
          <table:table-cell table:style-name="ce68" office:value-type="float" office:value="35100" calcext:value-type="float">
            <text:p>35.100</text:p>
          </table:table-cell>
          <table:table-cell table:style-name="ce68" office:value-type="float" office:value="787793" calcext:value-type="float">
            <text:p>787.793</text:p>
          </table:table-cell>
          <table:table-cell table:style-name="ce68" office:value-type="float" office:value="917572" calcext:value-type="float">
            <text:p>917.572</text:p>
          </table:table-cell>
          <table:table-cell table:style-name="ce78" table:formula="of:=[.D27]/[.C27]-1" office:value-type="percentage" office:value="0.164737437372508" calcext:value-type="percentage">
            <text:p>16,47%</text:p>
          </table:table-cell>
          <table:table-cell table:style-name="ce82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0k</text:p>
          </table:table-cell>
          <table:table-cell table:style-name="ce68" office:value-type="float" office:value="335868" calcext:value-type="float">
            <text:p>335.868</text:p>
          </table:table-cell>
          <table:table-cell table:style-name="ce68" office:value-type="float" office:value="7697019" calcext:value-type="float">
            <text:p>7.697.019</text:p>
          </table:table-cell>
          <table:table-cell table:style-name="ce68" office:value-type="float" office:value="8861503" calcext:value-type="float">
            <text:p>8.861.503</text:p>
          </table:table-cell>
          <table:table-cell table:style-name="ce78" table:formula="of:=[.D28]/[.C28]-1" office:value-type="percentage" office:value="0.151290259254914" calcext:value-type="percentage">
            <text:p>15,13%</text:p>
          </table:table-cell>
          <table:table-cell table:style-name="ce82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k</text:p>
          </table:table-cell>
          <table:table-cell table:style-name="ce68" office:value-type="float" office:value="3456" calcext:value-type="float">
            <text:p>3.456</text:p>
          </table:table-cell>
          <table:table-cell table:style-name="ce68" office:value-type="float" office:value="70431" calcext:value-type="float">
            <text:p>70.431</text:p>
          </table:table-cell>
          <table:table-cell table:style-name="ce68" office:value-type="float" office:value="84965" calcext:value-type="float">
            <text:p>84.965</text:p>
          </table:table-cell>
          <table:table-cell table:style-name="ce78" table:formula="of:=[.D29]/[.C29]-1" office:value-type="percentage" office:value="0.206357995768909" calcext:value-type="percentage">
            <text:p>20,64%</text:p>
          </table:table-cell>
          <table:table-cell table:style-name="ce82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k</text:p>
          </table:table-cell>
          <table:table-cell table:style-name="ce68" office:value-type="float" office:value="35332" calcext:value-type="float">
            <text:p>35.332</text:p>
          </table:table-cell>
          <table:table-cell table:style-name="ce68" office:value-type="float" office:value="748257" calcext:value-type="float">
            <text:p>748.257</text:p>
          </table:table-cell>
          <table:table-cell table:style-name="ce68" office:value-type="float" office:value="884688" calcext:value-type="float">
            <text:p>884.688</text:p>
          </table:table-cell>
          <table:table-cell table:style-name="ce78" table:formula="of:=[.D30]/[.C30]-1" office:value-type="percentage" office:value="0.182331738961346" calcext:value-type="percentage">
            <text:p>18,23%</text:p>
          </table:table-cell>
          <table:table-cell table:style-name="ce82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0k</text:p>
          </table:table-cell>
          <table:table-cell table:style-name="ce68" office:value-type="float" office:value="335188" calcext:value-type="float">
            <text:p>335.188</text:p>
          </table:table-cell>
          <table:table-cell table:style-name="ce68" office:value-type="float" office:value="7247511" calcext:value-type="float">
            <text:p>7.247.511</text:p>
          </table:table-cell>
          <table:table-cell table:style-name="ce68" office:value-type="float" office:value="8440090" calcext:value-type="float">
            <text:p>8.440.090</text:p>
          </table:table-cell>
          <table:table-cell table:style-name="ce78" table:formula="of:=[.D31]/[.C31]-1" office:value-type="percentage" office:value="0.164550146940101" calcext:value-type="percentage">
            <text:p>16,46%</text:p>
          </table:table-cell>
          <table:table-cell table:style-name="ce82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k</text:p>
          </table:table-cell>
          <table:table-cell table:style-name="ce68" office:value-type="float" office:value="3896" calcext:value-type="float">
            <text:p>3.896</text:p>
          </table:table-cell>
          <table:table-cell table:style-name="ce68" office:value-type="float" office:value="102133" calcext:value-type="float">
            <text:p>102.133</text:p>
          </table:table-cell>
          <table:table-cell table:style-name="ce68" office:value-type="float" office:value="116773" calcext:value-type="float">
            <text:p>116.773</text:p>
          </table:table-cell>
          <table:table-cell table:style-name="ce78" table:formula="of:=[.D32]/[.C32]-1" office:value-type="percentage" office:value="0.143342504381542" calcext:value-type="percentage">
            <text:p>14,33%</text:p>
          </table:table-cell>
          <table:table-cell table:style-name="ce82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k</text:p>
          </table:table-cell>
          <table:table-cell table:style-name="ce68" office:value-type="float" office:value="38072" calcext:value-type="float">
            <text:p>38.072</text:p>
          </table:table-cell>
          <table:table-cell table:style-name="ce68" office:value-type="float" office:value="992554" calcext:value-type="float">
            <text:p>992.554</text:p>
          </table:table-cell>
          <table:table-cell table:style-name="ce68" office:value-type="float" office:value="1128445" calcext:value-type="float">
            <text:p>1.128.445</text:p>
          </table:table-cell>
          <table:table-cell table:style-name="ce78" table:formula="of:=[.D33]/[.C33]-1" office:value-type="percentage" office:value="0.136910435099753" calcext:value-type="percentage">
            <text:p>13,69%</text:p>
          </table:table-cell>
          <table:table-cell table:style-name="ce82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3" office:value-type="string" calcext:value-type="string">
            <text:p>ipc1_100k</text:p>
          </table:table-cell>
          <table:table-cell table:style-name="ce68" office:value-type="float" office:value="397300" calcext:value-type="float">
            <text:p>397.300</text:p>
          </table:table-cell>
          <table:table-cell table:style-name="ce68" office:value-type="float" office:value="10401774" calcext:value-type="float">
            <text:p>10.401.774</text:p>
          </table:table-cell>
          <table:table-cell table:style-name="ce68" office:value-type="float" office:value="11792772" calcext:value-type="float">
            <text:p>11.792.772</text:p>
          </table:table-cell>
          <table:table-cell table:style-name="ce78" table:formula="of:=[.D34]/[.C34]-1" office:value-type="percentage" office:value="0.133726996952635" calcext:value-type="percentage">
            <text:p>13,37%</text:p>
          </table:table-cell>
          <table:table-cell table:style-name="ce82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k</text:p>
          </table:table-cell>
          <table:table-cell table:style-name="ce68" office:value-type="float" office:value="2784" calcext:value-type="float">
            <text:p>2.784</text:p>
          </table:table-cell>
          <table:table-cell table:style-name="ce68" office:value-type="float" office:value="72326" calcext:value-type="float">
            <text:p>72.326</text:p>
          </table:table-cell>
          <table:table-cell table:style-name="ce68" office:value-type="float" office:value="78821" calcext:value-type="float">
            <text:p>78.821</text:p>
          </table:table-cell>
          <table:table-cell table:style-name="ce78" table:formula="of:=[.D35]/[.C35]-1" office:value-type="percentage" office:value="0.0898017310510744" calcext:value-type="percentage">
            <text:p>8,98%</text:p>
          </table:table-cell>
          <table:table-cell table:style-name="ce82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0k</text:p>
          </table:table-cell>
          <table:table-cell table:style-name="ce68" office:value-type="float" office:value="40000" calcext:value-type="float">
            <text:p>40.000</text:p>
          </table:table-cell>
          <table:table-cell table:style-name="ce68" office:value-type="float" office:value="1044050" calcext:value-type="float">
            <text:p>1.044.050</text:p>
          </table:table-cell>
          <table:table-cell table:style-name="ce68" office:value-type="float" office:value="1096735" calcext:value-type="float">
            <text:p>1.096.735</text:p>
          </table:table-cell>
          <table:table-cell table:style-name="ce78" table:formula="of:=[.D36]/[.C36]-1" office:value-type="percentage" office:value="0.0504621426176908" calcext:value-type="percentage">
            <text:p>5,05%</text:p>
          </table:table-cell>
          <table:table-cell table:style-name="ce82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79" table:formula="of:=[.D37]/[.C37]-1" office:value-type="percentage" office:value="0.046959743670991" calcext:value-type="percentage">
            <text:p>4,70%</text:p>
          </table:table-cell>
          <table:table-cell table:style-name="ce83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80" table:formula="of:=[.D38]/[.C38]-1" office:value-type="percentage" office:value="0.119829211063375" calcext:value-type="percentage">
            <text:p>11,98%</text:p>
          </table:table-cell>
          <table:table-cell table:style-name="ce84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77" table:formula="of:=[.D43]/[.C43]-1" office:value-type="percentage" office:value="0.0852989239900668" calcext:value-type="percentage">
            <text:p>8,53%</text:p>
          </table:table-cell>
          <table:table-cell table:style-name="ce81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</text:p>
          </table:table-cell>
          <table:table-cell table:style-name="ce68" table:formula="of:=SUM([.B17:.B31])" office:value-type="float" office:value="1942768" calcext:value-type="float">
            <text:p>1.942.768</text:p>
          </table:table-cell>
          <table:table-cell table:style-name="ce68" table:formula="of:=SUM([.C17:.C31])" office:value-type="float" office:value="42188961" calcext:value-type="float">
            <text:p>42.188.961</text:p>
          </table:table-cell>
          <table:table-cell table:style-name="ce68" table:formula="of:=SUM([.D17:.D31])" office:value-type="float" office:value="49931178" calcext:value-type="float">
            <text:p>49.931.178</text:p>
          </table:table-cell>
          <table:table-cell table:style-name="ce78" table:formula="of:=[.D44]/[.C44]-1" office:value-type="percentage" office:value="0.183512862523445" calcext:value-type="percentage">
            <text:p>18,35%</text:p>
          </table:table-cell>
          <table:table-cell table:style-name="ce82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79" table:formula="of:=[.D45]/[.C45]-1" office:value-type="percentage" office:value="0.0905545449569951" calcext:value-type="percentage">
            <text:p>9,06%</text:p>
          </table:table-cell>
          <table:table-cell table:style-name="ce83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679cm" svg:x="0.556cm" svg:y="-0.025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88"/>
        <table:table-column table:style-name="co8" table:default-cell-style-name="ce88"/>
        <table:table-column table:style-name="co9" table:number-columns-repeated="2" table:default-cell-style-name="ce88"/>
        <table:table-column table:style-name="co10" table:default-cell-style-name="ce88"/>
        <table:table-column table:style-name="co7" table:number-columns-repeated="59" table:default-cell-style-name="ce88"/>
        <table:table-row table:style-name="ro3">
          <table:table-cell table:style-name="ce87" office:value-type="string" calcext:value-type="string">
            <text:p>Aquivo</text:p>
          </table:table-cell>
          <table:table-cell table:style-name="ce89" office:value-type="string" office:string-value="Número Endereços" calcext:value-type="string">
            <text:p>Número Endereços </text:p>
          </table:table-cell>
          <table:table-cell table:style-name="ce95" office:value-type="string" office:string-value="Qtde EB(bits)" calcext:value-type="string">
            <text:p>Qtde EB(bits) </text:p>
          </table:table-cell>
          <table:table-cell table:style-name="ce95" office:value-type="string" office:string-value="Qtde Normal(bits)" calcext:value-type="string">
            <text:p>Qtde Normal(bits) </text:p>
          </table:table-cell>
          <table:table-cell table:style-name="ce87" office:value-type="string" calcext:value-type="string">
            <text:p>Percentual</text:p>
          </table:table-cell>
          <table:table-cell table:style-name="ce87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0" office:value-type="string" calcext:value-type="string">
            <text:p>acl1_1k</text:p>
          </table:table-cell>
          <table:table-cell table:style-name="ce90" office:value-type="float" office:value="3764" calcext:value-type="float">
            <text:p>3764 </text:p>
          </table:table-cell>
          <table:table-cell table:style-name="ce90" office:value-type="float" office:value="110162" calcext:value-type="float">
            <text:p>110162 </text:p>
          </table:table-cell>
          <table:table-cell table:style-name="ce90" office:value-type="float" office:value="117337" calcext:value-type="float">
            <text:p>117337 </text:p>
          </table:table-cell>
          <table:table-cell table:style-name="ce77" table:formula="of:=[.D2]/[.C2]-1" office:value-type="percentage" office:value="0.0651313520088597" calcext:value-type="percentage">
            <text:p>6,51%</text:p>
          </table:table-cell>
          <table:table-cell table:style-name="ce81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k</text:p>
          </table:table-cell>
          <table:table-cell table:style-name="ce91" office:value-type="float" office:value="39092" calcext:value-type="float">
            <text:p>39092 </text:p>
          </table:table-cell>
          <table:table-cell table:style-name="ce91" office:value-type="float" office:value="1154671" calcext:value-type="float">
            <text:p>1154671 </text:p>
          </table:table-cell>
          <table:table-cell table:style-name="ce91" office:value-type="float" office:value="1208708" calcext:value-type="float">
            <text:p>1208708 </text:p>
          </table:table-cell>
          <table:table-cell table:style-name="ce78" table:formula="of:=[.D3]/[.C3]-1" office:value-type="percentage" office:value="0.0467986118989738" calcext:value-type="percentage">
            <text:p>4,68%</text:p>
          </table:table-cell>
          <table:table-cell table:style-name="ce82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0k</text:p>
          </table:table-cell>
          <table:table-cell table:style-name="ce91" office:value-type="float" office:value="397272" calcext:value-type="float">
            <text:p>397272 </text:p>
          </table:table-cell>
          <table:table-cell table:style-name="ce91" office:value-type="float" office:value="11776029" calcext:value-type="float">
            <text:p>11776029 </text:p>
          </table:table-cell>
          <table:table-cell table:style-name="ce91" office:value-type="float" office:value="12341996" calcext:value-type="float">
            <text:p>12341996 </text:p>
          </table:table-cell>
          <table:table-cell table:style-name="ce78" table:formula="of:=[.D4]/[.C4]-1" office:value-type="percentage" office:value="0.0480609380292796" calcext:value-type="percentage">
            <text:p>4,81%</text:p>
          </table:table-cell>
          <table:table-cell table:style-name="ce82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k</text:p>
          </table:table-cell>
          <table:table-cell table:style-name="ce91" office:value-type="float" office:value="3840" calcext:value-type="float">
            <text:p>3840 </text:p>
          </table:table-cell>
          <table:table-cell table:style-name="ce91" office:value-type="float" office:value="92379" calcext:value-type="float">
            <text:p>92379 </text:p>
          </table:table-cell>
          <table:table-cell table:style-name="ce91" office:value-type="float" office:value="111997" calcext:value-type="float">
            <text:p>111997 </text:p>
          </table:table-cell>
          <table:table-cell table:style-name="ce78" table:formula="of:=[.D5]/[.C5]-1" office:value-type="percentage" office:value="0.212364281925546" calcext:value-type="percentage">
            <text:p>21,24%</text:p>
          </table:table-cell>
          <table:table-cell table:style-name="ce82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k</text:p>
          </table:table-cell>
          <table:table-cell table:style-name="ce91" office:value-type="float" office:value="37900" calcext:value-type="float">
            <text:p>37900 </text:p>
          </table:table-cell>
          <table:table-cell table:style-name="ce91" office:value-type="float" office:value="925947" calcext:value-type="float">
            <text:p>925947 </text:p>
          </table:table-cell>
          <table:table-cell table:style-name="ce91" office:value-type="float" office:value="1120045" calcext:value-type="float">
            <text:p>1120045 </text:p>
          </table:table-cell>
          <table:table-cell table:style-name="ce78" table:formula="of:=[.D6]/[.C6]-1" office:value-type="percentage" office:value="0.209621069024469" calcext:value-type="percentage">
            <text:p>20,96%</text:p>
          </table:table-cell>
          <table:table-cell table:style-name="ce82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0k</text:p>
          </table:table-cell>
          <table:table-cell table:style-name="ce91" office:value-type="float" office:value="300396" calcext:value-type="float">
            <text:p>300396 </text:p>
          </table:table-cell>
          <table:table-cell table:style-name="ce91" office:value-type="float" office:value="7518932" calcext:value-type="float">
            <text:p>7518932 </text:p>
          </table:table-cell>
          <table:table-cell table:style-name="ce91" office:value-type="float" office:value="9052628" calcext:value-type="float">
            <text:p>9052628 </text:p>
          </table:table-cell>
          <table:table-cell table:style-name="ce78" table:formula="of:=[.D7]/[.C7]-1" office:value-type="percentage" office:value="0.203977905372731" calcext:value-type="percentage">
            <text:p>20,40%</text:p>
          </table:table-cell>
          <table:table-cell table:style-name="ce82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k</text:p>
          </table:table-cell>
          <table:table-cell table:style-name="ce91" office:value-type="float" office:value="3956" calcext:value-type="float">
            <text:p>3956 </text:p>
          </table:table-cell>
          <table:table-cell table:style-name="ce91" office:value-type="float" office:value="107634" calcext:value-type="float">
            <text:p>107634 </text:p>
          </table:table-cell>
          <table:table-cell table:style-name="ce91" office:value-type="float" office:value="116483" calcext:value-type="float">
            <text:p>116483 </text:p>
          </table:table-cell>
          <table:table-cell table:style-name="ce78" table:formula="of:=[.D8]/[.C8]-1" office:value-type="percentage" office:value="0.0822137986138209" calcext:value-type="percentage">
            <text:p>8,22%</text:p>
          </table:table-cell>
          <table:table-cell table:style-name="ce82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k</text:p>
          </table:table-cell>
          <table:table-cell table:style-name="ce91" office:value-type="float" office:value="37672" calcext:value-type="float">
            <text:p>37672 </text:p>
          </table:table-cell>
          <table:table-cell table:style-name="ce91" office:value-type="float" office:value="1017018" calcext:value-type="float">
            <text:p>1017018 </text:p>
          </table:table-cell>
          <table:table-cell table:style-name="ce91" office:value-type="float" office:value="1114259" calcext:value-type="float">
            <text:p>1114259 </text:p>
          </table:table-cell>
          <table:table-cell table:style-name="ce78" table:formula="of:=[.D9]/[.C9]-1" office:value-type="percentage" office:value="0.0956138436094542" calcext:value-type="percentage">
            <text:p>9,56%</text:p>
          </table:table-cell>
          <table:table-cell table:style-name="ce82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0k</text:p>
          </table:table-cell>
          <table:table-cell table:style-name="ce91" office:value-type="float" office:value="397920" calcext:value-type="float">
            <text:p>397920 </text:p>
          </table:table-cell>
          <table:table-cell table:style-name="ce91" office:value-type="float" office:value="10742042" calcext:value-type="float">
            <text:p>10742042 </text:p>
          </table:table-cell>
          <table:table-cell table:style-name="ce91" office:value-type="float" office:value="11725325" calcext:value-type="float">
            <text:p>11725325 </text:p>
          </table:table-cell>
          <table:table-cell table:style-name="ce78" table:formula="of:=[.D10]/[.C10]-1" office:value-type="percentage" office:value="0.0915359481930902" calcext:value-type="percentage">
            <text:p>9,15%</text:p>
          </table:table-cell>
          <table:table-cell table:style-name="ce82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k</text:p>
          </table:table-cell>
          <table:table-cell table:style-name="ce91" office:value-type="float" office:value="3956" calcext:value-type="float">
            <text:p>3956 </text:p>
          </table:table-cell>
          <table:table-cell table:style-name="ce91" office:value-type="float" office:value="102460" calcext:value-type="float">
            <text:p>102460 </text:p>
          </table:table-cell>
          <table:table-cell table:style-name="ce91" office:value-type="float" office:value="113940" calcext:value-type="float">
            <text:p>113940 </text:p>
          </table:table-cell>
          <table:table-cell table:style-name="ce78" table:formula="of:=[.D11]/[.C11]-1" office:value-type="percentage" office:value="0.112043724380246" calcext:value-type="percentage">
            <text:p>11,20%</text:p>
          </table:table-cell>
          <table:table-cell table:style-name="ce82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k</text:p>
          </table:table-cell>
          <table:table-cell table:style-name="ce91" office:value-type="float" office:value="38360" calcext:value-type="float">
            <text:p>38360 </text:p>
          </table:table-cell>
          <table:table-cell table:style-name="ce91" office:value-type="float" office:value="1029452" calcext:value-type="float">
            <text:p>1029452 </text:p>
          </table:table-cell>
          <table:table-cell table:style-name="ce91" office:value-type="float" office:value="1136335" calcext:value-type="float">
            <text:p>1136335 </text:p>
          </table:table-cell>
          <table:table-cell table:style-name="ce78" table:formula="of:=[.D12]/[.C12]-1" office:value-type="percentage" office:value="0.103825141920167" calcext:value-type="percentage">
            <text:p>10,38%</text:p>
          </table:table-cell>
          <table:table-cell table:style-name="ce82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0k</text:p>
          </table:table-cell>
          <table:table-cell table:style-name="ce91" office:value-type="float" office:value="396204" calcext:value-type="float">
            <text:p>396204 </text:p>
          </table:table-cell>
          <table:table-cell table:style-name="ce91" office:value-type="float" office:value="10776680" calcext:value-type="float">
            <text:p>10776680 </text:p>
          </table:table-cell>
          <table:table-cell table:style-name="ce91" office:value-type="float" office:value="11810560" calcext:value-type="float">
            <text:p>11810560 </text:p>
          </table:table-cell>
          <table:table-cell table:style-name="ce78" table:formula="of:=[.D13]/[.C13]-1" office:value-type="percentage" office:value="0.0959367820144981" calcext:value-type="percentage">
            <text:p>9,59%</text:p>
          </table:table-cell>
          <table:table-cell table:style-name="ce82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k</text:p>
          </table:table-cell>
          <table:table-cell table:style-name="ce91" office:value-type="float" office:value="3728" calcext:value-type="float">
            <text:p>3728 </text:p>
          </table:table-cell>
          <table:table-cell table:style-name="ce91" office:value-type="float" office:value="103770" calcext:value-type="float">
            <text:p>103770 </text:p>
          </table:table-cell>
          <table:table-cell table:style-name="ce91" office:value-type="float" office:value="106900" calcext:value-type="float">
            <text:p>106900 </text:p>
          </table:table-cell>
          <table:table-cell table:style-name="ce78" table:formula="of:=[.D14]/[.C14]-1" office:value-type="percentage" office:value="0.0301628601715331" calcext:value-type="percentage">
            <text:p>3,02%</text:p>
          </table:table-cell>
          <table:table-cell table:style-name="ce82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k</text:p>
          </table:table-cell>
          <table:table-cell table:style-name="ce91" office:value-type="float" office:value="29188" calcext:value-type="float">
            <text:p>29188 </text:p>
          </table:table-cell>
          <table:table-cell table:style-name="ce91" office:value-type="float" office:value="878034" calcext:value-type="float">
            <text:p>878034 </text:p>
          </table:table-cell>
          <table:table-cell table:style-name="ce91" office:value-type="float" office:value="909920" calcext:value-type="float">
            <text:p>909920 </text:p>
          </table:table-cell>
          <table:table-cell table:style-name="ce78" table:formula="of:=[.D15]/[.C15]-1" office:value-type="percentage" office:value="0.0363152224173551" calcext:value-type="percentage">
            <text:p>3,63%</text:p>
          </table:table-cell>
          <table:table-cell table:style-name="ce82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0k</text:p>
          </table:table-cell>
          <table:table-cell table:style-name="ce91" office:value-type="float" office:value="392716" calcext:value-type="float">
            <text:p>392716 </text:p>
          </table:table-cell>
          <table:table-cell table:style-name="ce91" office:value-type="float" office:value="11862394" calcext:value-type="float">
            <text:p>11862394 </text:p>
          </table:table-cell>
          <table:table-cell table:style-name="ce91" office:value-type="float" office:value="12175364" calcext:value-type="float">
            <text:p>12175364 </text:p>
          </table:table-cell>
          <table:table-cell table:style-name="ce78" table:formula="of:=[.D16]/[.C16]-1" office:value-type="percentage" office:value="0.0263833759020313" calcext:value-type="percentage">
            <text:p>2,64%</text:p>
          </table:table-cell>
          <table:table-cell table:style-name="ce82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k</text:p>
          </table:table-cell>
          <table:table-cell table:style-name="ce91" office:value-type="float" office:value="3424" calcext:value-type="float">
            <text:p>3424 </text:p>
          </table:table-cell>
          <table:table-cell table:style-name="ce91" office:value-type="float" office:value="75279" calcext:value-type="float">
            <text:p>75279 </text:p>
          </table:table-cell>
          <table:table-cell table:style-name="ce91" office:value-type="float" office:value="86877" calcext:value-type="float">
            <text:p>86877 </text:p>
          </table:table-cell>
          <table:table-cell table:style-name="ce78" table:formula="of:=[.D17]/[.C17]-1" office:value-type="percentage" office:value="0.154066871238991" calcext:value-type="percentage">
            <text:p>15,41%</text:p>
          </table:table-cell>
          <table:table-cell table:style-name="ce82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k</text:p>
          </table:table-cell>
          <table:table-cell table:style-name="ce91" office:value-type="float" office:value="37512" calcext:value-type="float">
            <text:p>37512 </text:p>
          </table:table-cell>
          <table:table-cell table:style-name="ce91" office:value-type="float" office:value="843120" calcext:value-type="float">
            <text:p>843120 </text:p>
          </table:table-cell>
          <table:table-cell table:style-name="ce91" office:value-type="float" office:value="952787" calcext:value-type="float">
            <text:p>952787 </text:p>
          </table:table-cell>
          <table:table-cell table:style-name="ce78" table:formula="of:=[.D18]/[.C18]-1" office:value-type="percentage" office:value="0.130072824746181" calcext:value-type="percentage">
            <text:p>13,01%</text:p>
          </table:table-cell>
          <table:table-cell table:style-name="ce82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0k</text:p>
          </table:table-cell>
          <table:table-cell table:style-name="ce91" office:value-type="float" office:value="352320" calcext:value-type="float">
            <text:p>352320 </text:p>
          </table:table-cell>
          <table:table-cell table:style-name="ce91" office:value-type="float" office:value="8101409" calcext:value-type="float">
            <text:p>8101409 </text:p>
          </table:table-cell>
          <table:table-cell table:style-name="ce91" office:value-type="float" office:value="9019880" calcext:value-type="float">
            <text:p>9019880 </text:p>
          </table:table-cell>
          <table:table-cell table:style-name="ce78" table:formula="of:=[.D19]/[.C19]-1" office:value-type="percentage" office:value="0.113371760393779" calcext:value-type="percentage">
            <text:p>11,34%</text:p>
          </table:table-cell>
          <table:table-cell table:style-name="ce82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87" office:value-type="string" calcext:value-type="string">
            <text:p>Aquivo</text:p>
          </table:table-cell>
          <table:table-cell table:style-name="ce89" office:value-type="string" office:string-value="Número Endereços" calcext:value-type="string">
            <text:p>Número Endereços </text:p>
          </table:table-cell>
          <table:table-cell table:style-name="ce95" office:value-type="string" office:string-value="Qtde EB(bits)" calcext:value-type="string">
            <text:p>Qtde EB(bits) </text:p>
          </table:table-cell>
          <table:table-cell table:style-name="ce95" office:value-type="string" office:string-value="Qtde Normal(bits)" calcext:value-type="string">
            <text:p>Qtde Normal(bits) </text:p>
          </table:table-cell>
          <table:table-cell table:style-name="ce87" office:value-type="string" calcext:value-type="string">
            <text:p>Percentual</text:p>
          </table:table-cell>
          <table:table-cell table:style-name="ce87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k</text:p>
          </table:table-cell>
          <table:table-cell table:style-name="ce91" office:value-type="float" office:value="3880" calcext:value-type="float">
            <text:p>3880 </text:p>
          </table:table-cell>
          <table:table-cell table:style-name="ce91" office:value-type="float" office:value="71376" calcext:value-type="float">
            <text:p>71376 </text:p>
          </table:table-cell>
          <table:table-cell table:style-name="ce91" office:value-type="float" office:value="98539" calcext:value-type="float">
            <text:p>98539 </text:p>
          </table:table-cell>
          <table:table-cell table:style-name="ce78" table:formula="of:=[.D23]/[.C23]-1" office:value-type="percentage" office:value="0.380562093700964" calcext:value-type="percentage">
            <text:p>38,06%</text:p>
          </table:table-cell>
          <table:table-cell table:style-name="ce82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k</text:p>
          </table:table-cell>
          <table:table-cell table:style-name="ce91" office:value-type="float" office:value="38616" calcext:value-type="float">
            <text:p>38616 </text:p>
          </table:table-cell>
          <table:table-cell table:style-name="ce91" office:value-type="float" office:value="735252" calcext:value-type="float">
            <text:p>735252 </text:p>
          </table:table-cell>
          <table:table-cell table:style-name="ce91" office:value-type="float" office:value="1008630" calcext:value-type="float">
            <text:p>1008630 </text:p>
          </table:table-cell>
          <table:table-cell table:style-name="ce78" table:formula="of:=[.D24]/[.C24]-1" office:value-type="percentage" office:value="0.371815377584828" calcext:value-type="percentage">
            <text:p>37,18%</text:p>
          </table:table-cell>
          <table:table-cell table:style-name="ce82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0k</text:p>
          </table:table-cell>
          <table:table-cell table:style-name="ce91" office:value-type="float" office:value="384308" calcext:value-type="float">
            <text:p>384308 </text:p>
          </table:table-cell>
          <table:table-cell table:style-name="ce91" office:value-type="float" office:value="7287230" calcext:value-type="float">
            <text:p>7287230 </text:p>
          </table:table-cell>
          <table:table-cell table:style-name="ce91" office:value-type="float" office:value="10017125" calcext:value-type="float">
            <text:p>10017125 </text:p>
          </table:table-cell>
          <table:table-cell table:style-name="ce78" table:formula="of:=[.D25]/[.C25]-1" office:value-type="percentage" office:value="0.374613536281962" calcext:value-type="percentage">
            <text:p>37,46%</text:p>
          </table:table-cell>
          <table:table-cell table:style-name="ce82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k</text:p>
          </table:table-cell>
          <table:table-cell table:style-name="ce91" office:value-type="float" office:value="3192" calcext:value-type="float">
            <text:p>3192 </text:p>
          </table:table-cell>
          <table:table-cell table:style-name="ce91" office:value-type="float" office:value="66921" calcext:value-type="float">
            <text:p>66921 </text:p>
          </table:table-cell>
          <table:table-cell table:style-name="ce91" office:value-type="float" office:value="77907" calcext:value-type="float">
            <text:p>77907 </text:p>
          </table:table-cell>
          <table:table-cell table:style-name="ce78" table:formula="of:=[.D26]/[.C26]-1" office:value-type="percentage" office:value="0.164163715425651" calcext:value-type="percentage">
            <text:p>16,42%</text:p>
          </table:table-cell>
          <table:table-cell table:style-name="ce82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k</text:p>
          </table:table-cell>
          <table:table-cell table:style-name="ce91" office:value-type="float" office:value="36144" calcext:value-type="float">
            <text:p>36144 </text:p>
          </table:table-cell>
          <table:table-cell table:style-name="ce91" office:value-type="float" office:value="786534" calcext:value-type="float">
            <text:p>786534 </text:p>
          </table:table-cell>
          <table:table-cell table:style-name="ce91" office:value-type="float" office:value="898529" calcext:value-type="float">
            <text:p>898529 </text:p>
          </table:table-cell>
          <table:table-cell table:style-name="ce78" table:formula="of:=[.D27]/[.C27]-1" office:value-type="percentage" office:value="0.142390538743398" calcext:value-type="percentage">
            <text:p>14,24%</text:p>
          </table:table-cell>
          <table:table-cell table:style-name="ce82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0k</text:p>
          </table:table-cell>
          <table:table-cell table:style-name="ce91" office:value-type="float" office:value="335004" calcext:value-type="float">
            <text:p>335004 </text:p>
          </table:table-cell>
          <table:table-cell table:style-name="ce91" office:value-type="float" office:value="7595968" calcext:value-type="float">
            <text:p>7595968 </text:p>
          </table:table-cell>
          <table:table-cell table:style-name="ce91" office:value-type="float" office:value="8493956" calcext:value-type="float">
            <text:p>8493956 </text:p>
          </table:table-cell>
          <table:table-cell table:style-name="ce78" table:formula="of:=[.D28]/[.C28]-1" office:value-type="percentage" office:value="0.11821903409809" calcext:value-type="percentage">
            <text:p>11,82%</text:p>
          </table:table-cell>
          <table:table-cell table:style-name="ce82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k</text:p>
          </table:table-cell>
          <table:table-cell table:style-name="ce91" office:value-type="float" office:value="3384" calcext:value-type="float">
            <text:p>3384 </text:p>
          </table:table-cell>
          <table:table-cell table:style-name="ce91" office:value-type="float" office:value="74861" calcext:value-type="float">
            <text:p>74861 </text:p>
          </table:table-cell>
          <table:table-cell table:style-name="ce91" office:value-type="float" office:value="88130" calcext:value-type="float">
            <text:p>88130 </text:p>
          </table:table-cell>
          <table:table-cell table:style-name="ce78" table:formula="of:=[.D29]/[.C29]-1" office:value-type="percentage" office:value="0.177248500554361" calcext:value-type="percentage">
            <text:p>17,72%</text:p>
          </table:table-cell>
          <table:table-cell table:style-name="ce82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k</text:p>
          </table:table-cell>
          <table:table-cell table:style-name="ce91" office:value-type="float" office:value="35096" calcext:value-type="float">
            <text:p>35096 </text:p>
          </table:table-cell>
          <table:table-cell table:style-name="ce91" office:value-type="float" office:value="787793" calcext:value-type="float">
            <text:p>787793 </text:p>
          </table:table-cell>
          <table:table-cell table:style-name="ce91" office:value-type="float" office:value="917572" calcext:value-type="float">
            <text:p>917572 </text:p>
          </table:table-cell>
          <table:table-cell table:style-name="ce78" table:formula="of:=[.D30]/[.C30]-1" office:value-type="percentage" office:value="0.164737437372508" calcext:value-type="percentage">
            <text:p>16,47%</text:p>
          </table:table-cell>
          <table:table-cell table:style-name="ce82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0k</text:p>
          </table:table-cell>
          <table:table-cell table:style-name="ce91" office:value-type="float" office:value="335864" calcext:value-type="float">
            <text:p>335864 </text:p>
          </table:table-cell>
          <table:table-cell table:style-name="ce91" office:value-type="float" office:value="7697019" calcext:value-type="float">
            <text:p>7697019 </text:p>
          </table:table-cell>
          <table:table-cell table:style-name="ce91" office:value-type="float" office:value="8861503" calcext:value-type="float">
            <text:p>8861503 </text:p>
          </table:table-cell>
          <table:table-cell table:style-name="ce78" table:formula="of:=[.D31]/[.C31]-1" office:value-type="percentage" office:value="0.151290259254914" calcext:value-type="percentage">
            <text:p>15,13%</text:p>
          </table:table-cell>
          <table:table-cell table:style-name="ce82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k</text:p>
          </table:table-cell>
          <table:table-cell table:style-name="ce91" office:value-type="float" office:value="3452" calcext:value-type="float">
            <text:p>3452 </text:p>
          </table:table-cell>
          <table:table-cell table:style-name="ce91" office:value-type="float" office:value="70431" calcext:value-type="float">
            <text:p>70431 </text:p>
          </table:table-cell>
          <table:table-cell table:style-name="ce91" office:value-type="float" office:value="84965" calcext:value-type="float">
            <text:p>84965 </text:p>
          </table:table-cell>
          <table:table-cell table:style-name="ce78" table:formula="of:=[.D32]/[.C32]-1" office:value-type="percentage" office:value="0.206357995768909" calcext:value-type="percentage">
            <text:p>20,64%</text:p>
          </table:table-cell>
          <table:table-cell table:style-name="ce82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k</text:p>
          </table:table-cell>
          <table:table-cell table:style-name="ce91" office:value-type="float" office:value="35328" calcext:value-type="float">
            <text:p>35328 </text:p>
          </table:table-cell>
          <table:table-cell table:style-name="ce91" office:value-type="float" office:value="748257" calcext:value-type="float">
            <text:p>748257 </text:p>
          </table:table-cell>
          <table:table-cell table:style-name="ce91" office:value-type="float" office:value="884688" calcext:value-type="float">
            <text:p>884688 </text:p>
          </table:table-cell>
          <table:table-cell table:style-name="ce78" table:formula="of:=[.D33]/[.C33]-1" office:value-type="percentage" office:value="0.182331738961346" calcext:value-type="percentage">
            <text:p>18,23%</text:p>
          </table:table-cell>
          <table:table-cell table:style-name="ce82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0k</text:p>
          </table:table-cell>
          <table:table-cell table:style-name="ce91" office:value-type="float" office:value="335184" calcext:value-type="float">
            <text:p>335184 </text:p>
          </table:table-cell>
          <table:table-cell table:style-name="ce91" office:value-type="float" office:value="7247511" calcext:value-type="float">
            <text:p>7247511 </text:p>
          </table:table-cell>
          <table:table-cell table:style-name="ce91" office:value-type="float" office:value="8440090" calcext:value-type="float">
            <text:p>8440090 </text:p>
          </table:table-cell>
          <table:table-cell table:style-name="ce78" table:formula="of:=[.D34]/[.C34]-1" office:value-type="percentage" office:value="0.164550146940101" calcext:value-type="percentage">
            <text:p>16,46%</text:p>
          </table:table-cell>
          <table:table-cell table:style-name="ce82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k</text:p>
          </table:table-cell>
          <table:table-cell table:style-name="ce91" office:value-type="float" office:value="3892" calcext:value-type="float">
            <text:p>3892 </text:p>
          </table:table-cell>
          <table:table-cell table:style-name="ce91" office:value-type="float" office:value="102133" calcext:value-type="float">
            <text:p>102133 </text:p>
          </table:table-cell>
          <table:table-cell table:style-name="ce91" office:value-type="float" office:value="116773" calcext:value-type="float">
            <text:p>116773 </text:p>
          </table:table-cell>
          <table:table-cell table:style-name="ce78" table:formula="of:=[.D35]/[.C35]-1" office:value-type="percentage" office:value="0.143342504381542" calcext:value-type="percentage">
            <text:p>14,33%</text:p>
          </table:table-cell>
          <table:table-cell table:style-name="ce82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k</text:p>
          </table:table-cell>
          <table:table-cell table:style-name="ce91" office:value-type="float" office:value="38068" calcext:value-type="float">
            <text:p>38068 </text:p>
          </table:table-cell>
          <table:table-cell table:style-name="ce91" office:value-type="float" office:value="992554" calcext:value-type="float">
            <text:p>992554 </text:p>
          </table:table-cell>
          <table:table-cell table:style-name="ce91" office:value-type="float" office:value="1128445" calcext:value-type="float">
            <text:p>1128445 </text:p>
          </table:table-cell>
          <table:table-cell table:style-name="ce78" table:formula="of:=[.D36]/[.C36]-1" office:value-type="percentage" office:value="0.136910435099753" calcext:value-type="percentage">
            <text:p>13,69%</text:p>
          </table:table-cell>
          <table:table-cell table:style-name="ce82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0k</text:p>
          </table:table-cell>
          <table:table-cell table:style-name="ce91" office:value-type="float" office:value="397296" calcext:value-type="float">
            <text:p>397296 </text:p>
          </table:table-cell>
          <table:table-cell table:style-name="ce91" office:value-type="float" office:value="10401774" calcext:value-type="float">
            <text:p>10401774 </text:p>
          </table:table-cell>
          <table:table-cell table:style-name="ce91" office:value-type="float" office:value="11792772" calcext:value-type="float">
            <text:p>11792772 </text:p>
          </table:table-cell>
          <table:table-cell table:style-name="ce78" table:formula="of:=[.D37]/[.C37]-1" office:value-type="percentage" office:value="0.133726996952635" calcext:value-type="percentage">
            <text:p>13,37%</text:p>
          </table:table-cell>
          <table:table-cell table:style-name="ce82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k</text:p>
          </table:table-cell>
          <table:table-cell table:style-name="ce91" office:value-type="float" office:value="2780" calcext:value-type="float">
            <text:p>2780 </text:p>
          </table:table-cell>
          <table:table-cell table:style-name="ce91" office:value-type="float" office:value="72326" calcext:value-type="float">
            <text:p>72326 </text:p>
          </table:table-cell>
          <table:table-cell table:style-name="ce91" office:value-type="float" office:value="78821" calcext:value-type="float">
            <text:p>78821 </text:p>
          </table:table-cell>
          <table:table-cell table:style-name="ce78" table:formula="of:=[.D38]/[.C38]-1" office:value-type="percentage" office:value="0.0898017310510744" calcext:value-type="percentage">
            <text:p>8,98%</text:p>
          </table:table-cell>
          <table:table-cell table:style-name="ce82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0k</text:p>
          </table:table-cell>
          <table:table-cell table:style-name="ce91" office:value-type="float" office:value="39996" calcext:value-type="float">
            <text:p>39996 </text:p>
          </table:table-cell>
          <table:table-cell table:style-name="ce91" office:value-type="float" office:value="1044050" calcext:value-type="float">
            <text:p>1044050 </text:p>
          </table:table-cell>
          <table:table-cell table:style-name="ce91" office:value-type="float" office:value="1096735" calcext:value-type="float">
            <text:p>1096735 </text:p>
          </table:table-cell>
          <table:table-cell table:style-name="ce78" table:formula="of:=[.D39]/[.C39]-1" office:value-type="percentage" office:value="0.0504621426176908" calcext:value-type="percentage">
            <text:p>5,05%</text:p>
          </table:table-cell>
          <table:table-cell table:style-name="ce82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2_100k</text:p>
          </table:table-cell>
          <table:table-cell table:style-name="ce92" office:value-type="float" office:value="399996" calcext:value-type="float">
            <text:p>399996 </text:p>
          </table:table-cell>
          <table:table-cell table:style-name="ce92" office:value-type="float" office:value="10518669" calcext:value-type="float">
            <text:p>10518669 </text:p>
          </table:table-cell>
          <table:table-cell table:style-name="ce92" office:value-type="float" office:value="11012623" calcext:value-type="float">
            <text:p>11012623 </text:p>
          </table:table-cell>
          <table:table-cell table:style-name="ce79" table:formula="of:=[.D40]/[.C40]-1" office:value-type="percentage" office:value="0.046959743670991" calcext:value-type="percentage">
            <text:p>4,70%</text:p>
          </table:table-cell>
          <table:table-cell table:style-name="ce83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style-name="ce93" table:formula="of:=SUM([.B5:.B40])" office:value-type="float" office:value="4470572" calcext:value-type="float">
            <text:p>4470572 </text:p>
          </table:table-cell>
          <table:table-cell table:style-name="ce96" table:formula="of:=SUM([.C5:.C40])" office:value-type="float" office:value="110477209" calcext:value-type="float">
            <text:p>110477209 </text:p>
          </table:table-cell>
          <table:table-cell table:style-name="ce96" table:formula="of:=SUM([.D5:.D40])" office:value-type="float" office:value="124651103" calcext:value-type="float">
            <text:p>124651103 </text:p>
          </table:table-cell>
          <table:table-cell table:style-name="ce80" table:formula="of:=[.D41]/[.C41]-1" office:value-type="percentage" office:value="0.128296995627397" calcext:value-type="percentage">
            <text:p>12,83%</text:p>
          </table:table-cell>
          <table:table-cell table:style-name="ce84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88"/>
        <table:table-column table:style-name="co12" table:default-cell-style-name="ce88"/>
        <table:table-column table:style-name="co7" table:default-cell-style-name="ce88"/>
        <table:table-column table:style-name="co13" table:default-cell-style-name="ce88"/>
        <table:table-column table:style-name="co7" table:number-columns-repeated="4" table:default-cell-style-name="ce88"/>
        <table:table-column table:style-name="co14" table:number-columns-repeated="2" table:default-cell-style-name="ce88"/>
        <table:table-column table:style-name="co7" table:number-columns-repeated="54" table:default-cell-style-name="ce88"/>
        <table:table-row table:style-name="ro4">
          <table:table-cell table:style-name="ce97" office:value-type="string" office:string-value="Classbench" calcext:value-type="string">
            <text:p>Classbench </text:p>
          </table:table-cell>
          <table:table-cell table:style-name="ce97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98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98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100"/>
        <table:table-column table:style-name="co16" table:default-cell-style-name="ce68"/>
        <table:table-column table:style-name="co17" table:default-cell-style-name="ce107"/>
        <table:table-column table:style-name="co18" table:default-cell-style-name="ce107"/>
        <table:table-column table:style-name="co19" table:default-cell-style-name="ce108"/>
        <table:table-column table:style-name="co20" table:default-cell-style-name="ce107"/>
        <table:table-column table:style-name="co21" table:default-cell-style-name="ce107"/>
        <table:table-column table:style-name="co22" table:default-cell-style-name="ce114"/>
        <table:table-column table:style-name="co23" table:default-cell-style-name="ce114"/>
        <table:table-column table:style-name="co24" table:default-cell-style-name="ce116"/>
        <table:table-column table:style-name="co22" table:number-columns-repeated="4" table:default-cell-style-name="Default"/>
        <table:table-row table:style-name="ro3">
          <table:table-cell table:style-name="ce99" office:value-type="string" calcext:value-type="string">
            <text:p>Arquivo</text:p>
          </table:table-cell>
          <table:table-cell table:style-name="ce104" office:value-type="string" office:string-value="Número Endereços" calcext:value-type="string">
            <text:p>Número Endereços </text:p>
          </table:table-cell>
          <table:table-cell table:style-name="ce104" office:value-type="string" calcext:value-type="string">
            <text:p>Endereço com </text:p>
            <text:p>1 byte</text:p>
          </table:table-cell>
          <table:table-cell table:style-name="ce104" office:value-type="string" calcext:value-type="string">
            <text:p>Endereço com </text:p>
            <text:p>2 byte</text:p>
          </table:table-cell>
          <table:table-cell table:style-name="ce104" office:value-type="string" calcext:value-type="string">
            <text:p>Endereço com </text:p>
            <text:p>3 byte</text:p>
          </table:table-cell>
          <table:table-cell table:style-name="ce104" office:value-type="string" calcext:value-type="string">
            <text:p>Endereço com </text:p>
            <text:p>4 byte</text:p>
          </table:table-cell>
          <table:table-cell table:style-name="ce104" office:value-type="string" calcext:value-type="string">
            <text:p>Endereço com </text:p>
            <text:p>5 byte</text:p>
          </table:table-cell>
          <table:table-cell table:style-name="ce104" office:value-type="string" office:string-value="Limitação da Alo-cação (bits)" calcext:value-type="string">
            <text:p>Limitação da Alo-cação (bits) </text:p>
          </table:table-cell>
          <table:table-cell table:style-name="ce104" office:value-type="string" office:string-value="Qtde Normal(bits)" calcext:value-type="string">
            <text:p>Qtde Normal(bits) </text:p>
          </table:table-cell>
          <table:table-cell table:style-name="ce115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102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102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102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2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2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2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02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103" office:value-type="string" calcext:value-type="string">
            <text:p>Total</text:p>
          </table:table-cell>
          <table:table-cell table:style-name="ce106" table:formula="of:=SUM([.B2:.B37])" office:value-type="float" office:value="4910854" calcext:value-type="float">
            <text:p>4.910.854</text:p>
          </table:table-cell>
          <table:table-cell table:style-name="ce106" table:formula="of:=SUM([.C2:.C37])" office:value-type="float" office:value="674328" calcext:value-type="float">
            <text:p>674.328</text:p>
          </table:table-cell>
          <table:table-cell table:style-name="ce106" table:formula="of:=SUM([.D2:.D37])" office:value-type="float" office:value="256481" calcext:value-type="float">
            <text:p>256.481</text:p>
          </table:table-cell>
          <table:table-cell table:style-name="ce106" table:formula="of:=SUM([.E2:.E37])" office:value-type="float" office:value="401718" calcext:value-type="float">
            <text:p>401.718</text:p>
          </table:table-cell>
          <table:table-cell table:style-name="ce106" table:formula="of:=SUM([.F2:.F37])" office:value-type="float" office:value="2402209" calcext:value-type="float">
            <text:p>2.402.209</text:p>
          </table:table-cell>
          <table:table-cell table:style-name="ce106" table:formula="of:=SUM([.G2:.G37])" office:value-type="float" office:value="1176118" calcext:value-type="float">
            <text:p>1.176.118</text:p>
          </table:table-cell>
          <table:table-cell table:style-name="ce106" table:formula="of:=SUM([.H2:.H37])" office:value-type="float" office:value="143054960" calcext:value-type="float">
            <text:p>143.054.960</text:p>
          </table:table-cell>
          <table:table-cell table:style-name="ce106" table:formula="of:=SUM([.I2:.I37])" office:value-type="float" office:value="157147328" calcext:value-type="float">
            <text:p>157.147.328</text:p>
          </table:table-cell>
          <table:table-cell table:style-name="ce117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56"/>
          <table:table-cell table:style-name="ce72" table:number-columns-repeated="3"/>
          <table:table-cell table:style-name="ce56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99" office:value-type="string" calcext:value-type="string">
            <text:p>Arquivo</text:p>
          </table:table-cell>
          <table:table-cell table:style-name="ce104" office:value-type="string" office:string-value="Número Endereços" calcext:value-type="string">
            <text:p>Número Endereços </text:p>
          </table:table-cell>
          <table:table-cell table:style-name="ce104" office:value-type="string" calcext:value-type="string">
            <text:p>Endereço com </text:p>
            <text:p>1 byte</text:p>
          </table:table-cell>
          <table:table-cell table:style-name="ce104" office:value-type="string" calcext:value-type="string">
            <text:p>Endereço com </text:p>
            <text:p>2 byte</text:p>
          </table:table-cell>
          <table:table-cell table:style-name="ce104" office:value-type="string" calcext:value-type="string">
            <text:p>Endereço com </text:p>
            <text:p>3 byte</text:p>
          </table:table-cell>
          <table:table-cell table:style-name="ce104" office:value-type="string" calcext:value-type="string">
            <text:p>Endereço com </text:p>
            <text:p>4 byte</text:p>
          </table:table-cell>
          <table:table-cell table:style-name="ce104" office:value-type="string" calcext:value-type="string">
            <text:p>Endereço com </text:p>
            <text:p>5 byte</text:p>
          </table:table-cell>
          <table:table-cell table:style-name="ce104" office:value-type="string" office:string-value="Limitação da Alo-cação (bits)" calcext:value-type="string">
            <text:p>Limitação da Alo-cação (bits) </text:p>
          </table:table-cell>
          <table:table-cell table:style-name="ce104" office:value-type="string" office:string-value="Qtde Normal(bits)" calcext:value-type="string">
            <text:p>Qtde Normal(bits) </text:p>
          </table:table-cell>
          <table:table-cell table:style-name="ce115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68" table:formula="of:=SUM([.C2:.C16])" office:value-type="float" office:value="81194" calcext:value-type="float">
            <text:p>81.194</text:p>
          </table:table-cell>
          <table:table-cell table:style-name="ce68" table:formula="of:=SUM([.D2:.D16])" office:value-type="float" office:value="102789" calcext:value-type="float">
            <text:p>102.789</text:p>
          </table:table-cell>
          <table:table-cell table:style-name="ce68" table:formula="of:=SUM([.E2:.E16])" office:value-type="float" office:value="196654" calcext:value-type="float">
            <text:p>196.654</text:p>
          </table:table-cell>
          <table:table-cell table:style-name="ce68" table:formula="of:=SUM([.F2:.F16])" office:value-type="float" office:value="1239843" calcext:value-type="float">
            <text:p>1.239.843</text:p>
          </table:table-cell>
          <table:table-cell table:style-name="ce68" table:formula="of:=SUM([.G2:.G16])" office:value-type="float" office:value="465554" calcext:value-type="float">
            <text:p>465.554</text:p>
          </table:table-cell>
          <table:table-cell table:style-name="ce68" table:formula="of:=SUM([.H2:.H16])" office:value-type="float" office:value="65311008" calcext:value-type="float">
            <text:p>65.311.008</text:p>
          </table:table-cell>
          <table:table-cell table:style-name="ce68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68" table:formula="of:=SUM([.C17:.C31])" office:value-type="float" office:value="494786" calcext:value-type="float">
            <text:p>494.786</text:p>
          </table:table-cell>
          <table:table-cell table:style-name="ce68" table:formula="of:=SUM([.D17:.D31])" office:value-type="float" office:value="119890" calcext:value-type="float">
            <text:p>119.890</text:p>
          </table:table-cell>
          <table:table-cell table:style-name="ce68" table:formula="of:=SUM([.E17:.E31])" office:value-type="float" office:value="120308" calcext:value-type="float">
            <text:p>120.308</text:p>
          </table:table-cell>
          <table:table-cell table:style-name="ce68" table:formula="of:=SUM([.F17:.F31])" office:value-type="float" office:value="749320" calcext:value-type="float">
            <text:p>749.320</text:p>
          </table:table-cell>
          <table:table-cell table:style-name="ce68" table:formula="of:=SUM([.G17:.G31])" office:value-type="float" office:value="458464" calcext:value-type="float">
            <text:p>458.464</text:p>
          </table:table-cell>
          <table:table-cell table:style-name="ce68" table:formula="of:=SUM([.H17:.H31])" office:value-type="float" office:value="51080720" calcext:value-type="float">
            <text:p>51.080.720</text:p>
          </table:table-cell>
          <table:table-cell table:style-name="ce68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102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68" table:formula="of:=SUM([.C32:.C37])" office:value-type="float" office:value="98348" calcext:value-type="float">
            <text:p>98.348</text:p>
          </table:table-cell>
          <table:table-cell table:style-name="ce68" table:formula="of:=SUM([.D32:.D37])" office:value-type="float" office:value="33802" calcext:value-type="float">
            <text:p>33.802</text:p>
          </table:table-cell>
          <table:table-cell table:style-name="ce68" table:formula="of:=SUM([.E32:.E37])" office:value-type="float" office:value="84756" calcext:value-type="float">
            <text:p>84.756</text:p>
          </table:table-cell>
          <table:table-cell table:style-name="ce68" table:formula="of:=SUM([.F32:.F37])" office:value-type="float" office:value="413046" calcext:value-type="float">
            <text:p>413.046</text:p>
          </table:table-cell>
          <table:table-cell table:style-name="ce68" table:formula="of:=SUM([.G32:.G37])" office:value-type="float" office:value="252100" calcext:value-type="float">
            <text:p>252.100</text:p>
          </table:table-cell>
          <table:table-cell table:style-name="ce68" table:formula="of:=SUM([.H32:.H37])" office:value-type="float" office:value="26663232" calcext:value-type="float">
            <text:p>26.663.232</text:p>
          </table:table-cell>
          <table:table-cell table:style-name="ce68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22" table:default-cell-style-name="Default"/>
        <table:table-row table:style-name="ro4">
          <table:table-cell/>
        </table:table-row>
      </table:table>
      <table:table table:name="NeuroCuts" table:style-name="ta4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ce101"/>
        <table:table-column table:style-name="co22" table:default-cell-style-name="Default"/>
        <table:table-row table:style-name="ro4">
          <table:table-cell office:value-type="string" calcext:value-type="string">
            <text:p>Algoritmo</text:p>
          </table:table-cell>
          <table:table-cell office:value-type="string" calcext:value-type="string">
            <text:p>Parâmetr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acesso memória</text:p>
          </table:table-cell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Maquina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3962" calcext:value-type="float">
            <text:p>39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634" calcext:value-type="float">
            <text:p>1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142" calcext:value-type="float">
            <text:p>1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309" calcext:value-type="float">
            <text:p>13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3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3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3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242" calcext:value-type="float">
            <text:p>6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54" calcext:value-type="float">
            <text:p>6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1161" calcext:value-type="float">
            <text:p>1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328" calcext:value-type="float">
            <text:p>132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603" calcext:value-type="float">
            <text:p>2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table:number-columns-repeated="2"/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0:11:04.418079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21T20:52:39.492637462</dc:date>
    <meta:editing-cycles>41</meta:editing-cycles>
    <meta:editing-duration>PT14H4M21S</meta:editing-duration>
    <meta:document-statistic meta:table-count="6" meta:cell-count="127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